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f061" officeooo:paragraph-rsid="001cf061"/>
    </style:style>
    <style:style style:name="P2" style:family="paragraph" style:parent-style-name="Standard" style:list-style-name="L1">
      <style:text-properties officeooo:rsid="001cf061" officeooo:paragraph-rsid="001cf061"/>
    </style:style>
    <style:style style:name="P3" style:family="paragraph" style:parent-style-name="Standard" style:list-style-name="L1">
      <style:text-properties officeooo:paragraph-rsid="0029aa75"/>
    </style:style>
    <style:style style:name="P4" style:family="paragraph" style:parent-style-name="Standard" style:list-style-name="L1">
      <style:text-properties fo:font-weight="bold" officeooo:rsid="001eaca7" officeooo:paragraph-rsid="001eaca7" style:font-weight-asian="bold" style:font-weight-complex="bold"/>
    </style:style>
    <style:style style:name="P5" style:family="paragraph" style:parent-style-name="Standard">
      <style:text-properties fo:font-weight="bold" officeooo:rsid="001eaca7" officeooo:paragraph-rsid="001eaca7" style:font-weight-asian="bold" style:font-weight-complex="bold"/>
    </style:style>
    <style:style style:name="P6" style:family="paragraph" style:parent-style-name="Standard" style:list-style-name="L1">
      <style:text-properties fo:font-weight="bold" officeooo:rsid="001edfda" officeooo:paragraph-rsid="001edfda" style:font-weight-asian="bold" style:font-weight-complex="bold"/>
    </style:style>
    <style:style style:name="P7" style:family="paragraph" style:parent-style-name="Standard">
      <style:text-properties fo:font-weight="bold" officeooo:rsid="001edfda" officeooo:paragraph-rsid="001edfda" style:font-weight-asian="bold" style:font-weight-complex="bold"/>
    </style:style>
    <style:style style:name="P8" style:family="paragraph" style:parent-style-name="Standard" style:list-style-name="L1">
      <style:text-properties fo:font-weight="bold" officeooo:rsid="00206fae" officeooo:paragraph-rsid="00206fae" style:font-weight-asian="bold" style:font-weight-complex="bold"/>
    </style:style>
    <style:style style:name="P9" style:family="paragraph" style:parent-style-name="Standard" style:list-style-name="L1">
      <style:text-properties fo:font-weight="bold" officeooo:rsid="00220f89" officeooo:paragraph-rsid="00220f89" style:font-weight-asian="bold" style:font-weight-complex="bold"/>
    </style:style>
    <style:style style:name="P10" style:family="paragraph" style:parent-style-name="Standard" style:list-style-name="L1">
      <style:text-properties fo:font-weight="bold" officeooo:rsid="00220f89" officeooo:paragraph-rsid="0024997d" style:font-weight-asian="bold" style:font-weight-complex="bold"/>
    </style:style>
    <style:style style:name="P11" style:family="paragraph" style:parent-style-name="Standard" style:list-style-name="L1">
      <style:text-properties officeooo:rsid="001eaca7" officeooo:paragraph-rsid="001eaca7"/>
    </style:style>
    <style:style style:name="P12" style:family="paragraph" style:parent-style-name="Standard" style:list-style-name="L1">
      <style:text-properties officeooo:rsid="001edfda" officeooo:paragraph-rsid="001edfda"/>
    </style:style>
    <style:style style:name="P13" style:family="paragraph" style:parent-style-name="Standard" style:list-style-name="L4">
      <style:text-properties fo:color="#ff0000" fo:font-weight="bold" officeooo:rsid="00220f89" officeooo:paragraph-rsid="0027fafa" style:font-weight-asian="bold" style:font-weight-complex="bold"/>
    </style:style>
    <style:style style:name="P14" style:family="paragraph" style:parent-style-name="Standard" style:list-style-name="L4">
      <style:text-properties fo:color="#ff0000" fo:font-weight="bold" officeooo:rsid="0023184b" officeooo:paragraph-rsid="0027fafa" style:font-weight-asian="bold" style:font-weight-complex="bold"/>
    </style:style>
    <style:style style:name="P15" style:family="paragraph" style:parent-style-name="Standard" style:list-style-name="L3">
      <style:text-properties officeooo:rsid="0024997d" officeooo:paragraph-rsid="0024e7d0"/>
    </style:style>
    <style:style style:name="P16" style:family="paragraph" style:parent-style-name="Standard" style:list-style-name="L1">
      <style:text-properties fo:color="#000000" fo:font-weight="bold" officeooo:rsid="00220f89" officeooo:paragraph-rsid="00220f89" style:font-weight-asian="bold" style:font-weight-complex="bold"/>
    </style:style>
    <style:style style:name="P17" style:family="paragraph" style:parent-style-name="Standard" style:list-style-name="L1">
      <style:text-properties fo:color="#000000" fo:font-weight="bold" officeooo:rsid="0027fafa" officeooo:paragraph-rsid="0027fafa" style:font-weight-asian="bold" style:font-weight-complex="bold"/>
    </style:style>
    <style:style style:name="P18" style:family="paragraph" style:parent-style-name="Standard" style:list-style-name="L1">
      <style:text-properties fo:color="#000000" fo:font-size="14pt" fo:language="en" fo:country="US" fo:font-weight="bold" officeooo:rsid="0024e7d0" officeooo:paragraph-rsid="0024e7d0" style:font-size-asian="14pt" style:font-weight-asian="bold" style:font-size-complex="14pt" style:font-weight-complex="bold"/>
    </style:style>
    <style:style style:name="P19" style:family="paragraph" style:parent-style-name="Standard" style:list-style-name="L1">
      <style:text-properties fo:color="#000000" fo:font-size="14pt" fo:font-style="normal" fo:font-weight="bold" officeooo:rsid="0026d67c" officeooo:paragraph-rsid="0026d67c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 style:list-style-name="L1">
      <style:text-properties fo:color="#000000" fo:font-size="13pt" fo:font-style="normal" fo:font-weight="bold" officeooo:rsid="0027fafa" officeooo:paragraph-rsid="0027fafa" style:font-size-asian="11.3500003814697pt" style:font-style-asian="normal" style:font-weight-asian="bold" style:font-size-complex="13pt" style:font-style-complex="normal" style:font-weight-complex="bold"/>
    </style:style>
    <style:style style:name="P21" style:family="paragraph" style:parent-style-name="Standard" style:list-style-name="L1">
      <style:text-properties fo:color="#000000" fo:font-size="13pt" fo:font-style="normal" fo:font-weight="bold" officeooo:rsid="0028bb78" officeooo:paragraph-rsid="0029aa75" style:font-size-asian="11.3500003814697pt" style:font-style-asian="normal" style:font-weight-asian="bold" style:font-size-complex="13pt" style:font-style-complex="normal" style:font-weight-complex="bold"/>
    </style:style>
    <style:style style:name="P22" style:family="paragraph" style:parent-style-name="Standard" style:list-style-name="L1">
      <style:text-properties fo:color="#000000" fo:font-size="13pt" fo:font-style="normal" fo:font-weight="bold" officeooo:rsid="0029aa75" officeooo:paragraph-rsid="0029aa75" style:font-size-asian="11.3500003814697pt" style:font-style-asian="normal" style:font-weight-asian="bold" style:font-size-complex="13pt" style:font-style-complex="normal" style:font-weight-complex="bold"/>
    </style:style>
    <style:style style:name="P23" style:family="paragraph" style:parent-style-name="Standard" style:list-style-name="L1">
      <style:text-properties fo:color="#000000" fo:font-size="13pt" fo:font-style="normal" fo:font-weight="bold" officeooo:rsid="0027fafa" officeooo:paragraph-rsid="0027fafa" style:font-size-asian="13pt" style:font-style-asian="normal" style:font-weight-asian="bold" style:font-size-complex="13pt" style:font-style-complex="normal" style:font-weight-complex="bold"/>
    </style:style>
    <style:style style:name="P24" style:family="paragraph" style:parent-style-name="Standard" style:list-style-name="L1">
      <style:text-properties fo:color="#000000" fo:font-size="13pt" fo:font-style="normal" fo:font-weight="normal" officeooo:rsid="0028bb78" officeooo:paragraph-rsid="0028bb78" style:font-size-asian="11.3500003814697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 style:list-style-name="L1">
      <style:text-properties officeooo:rsid="00220f89" officeooo:paragraph-rsid="0024997d"/>
    </style:style>
    <style:style style:name="P26" style:family="paragraph" style:parent-style-name="Standard" style:list-style-name="L3">
      <style:text-properties officeooo:paragraph-rsid="0024e7d0"/>
    </style:style>
    <style:style style:name="P27" style:family="paragraph" style:parent-style-name="Standard" style:list-style-name="L1">
      <style:text-properties fo:font-size="14pt" fo:font-weight="bold" officeooo:rsid="0024e7d0" officeooo:paragraph-rsid="0026d67c" style:font-size-asian="14pt" style:font-weight-asian="bold" style:font-size-complex="14pt" style:font-weight-complex="bold"/>
    </style:style>
    <style:style style:name="P28" style:family="paragraph" style:parent-style-name="Standard" style:list-style-name="L1">
      <style:text-properties fo:font-size="14pt" fo:font-weight="bold" officeooo:rsid="0026d67c" officeooo:paragraph-rsid="0026d67c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rsid="0026d67c" officeooo:paragraph-rsid="0026d67c" style:font-size-asian="14pt" style:font-weight-asian="bold" style:font-size-complex="14pt" style:font-weight-complex="bold"/>
    </style:style>
    <style:style style:name="P30" style:family="paragraph" style:parent-style-name="Standard" style:list-style-name="L1">
      <style:text-properties fo:font-size="14pt" fo:font-weight="bold" officeooo:rsid="001eaca7" officeooo:paragraph-rsid="001eaca7" style:font-size-asian="14pt" style:font-weight-asian="bold" style:font-size-complex="14pt" style:font-weight-complex="bold"/>
    </style:style>
    <style:style style:name="P31" style:family="paragraph" style:parent-style-name="Standard" style:list-style-name="L1">
      <style:text-properties fo:font-size="14pt" fo:font-weight="bold" officeooo:rsid="0026d67c" officeooo:paragraph-rsid="0026d67c" style:font-size-asian="12.25pt" style:font-weight-asian="bold" style:font-size-complex="14pt" style:font-weight-complex="bold"/>
    </style:style>
    <style:style style:name="P32" style:family="paragraph" style:parent-style-name="Standard" style:list-style-name="L1">
      <style:text-properties fo:font-size="14pt" officeooo:rsid="001cf061" officeooo:paragraph-rsid="001cf061" style:font-size-asian="14pt" style:font-size-complex="14pt"/>
    </style:style>
    <style:style style:name="P33" style:family="paragraph" style:parent-style-name="Standard" style:list-style-name="L1">
      <style:text-properties fo:font-size="14pt" officeooo:rsid="001eaca7" officeooo:paragraph-rsid="001eaca7" style:font-size-asian="14pt" style:font-size-complex="14pt"/>
    </style:style>
    <style:style style:name="P34" style:family="paragraph" style:parent-style-name="Standard" style:list-style-name="L1">
      <style:text-properties fo:font-size="12pt" fo:font-weight="bold" officeooo:rsid="0024e7d0" officeooo:paragraph-rsid="0026d67c" style:font-size-asian="12pt" style:font-weight-asian="bold" style:font-size-complex="12pt" style:font-weight-complex="bold"/>
    </style:style>
    <style:style style:name="P35" style:family="paragraph" style:parent-style-name="Standard" style:list-style-name="L1">
      <style:text-properties fo:font-size="12pt" fo:font-weight="bold" officeooo:rsid="0026d67c" officeooo:paragraph-rsid="0026d67c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12pt" fo:font-weight="bold" officeooo:rsid="0026d67c" officeooo:paragraph-rsid="0026d67c" style:font-size-asian="12pt" style:font-weight-asian="bold" style:font-size-complex="12pt" style:font-weight-complex="bold"/>
    </style:style>
    <style:style style:name="P37" style:family="paragraph" style:parent-style-name="Standard" style:list-style-name="L1">
      <style:text-properties fo:font-size="12pt" fo:font-weight="bold" officeooo:rsid="0026d67c" officeooo:paragraph-rsid="0026d67c" style:font-size-asian="10.5pt" style:font-weight-asian="bold" style:font-size-complex="12pt" style:font-weight-complex="bold"/>
    </style:style>
    <style:style style:name="P38" style:family="paragraph" style:parent-style-name="Standard" style:list-style-name="L1">
      <style:text-properties fo:font-size="13pt" fo:font-weight="bold" officeooo:rsid="00206fae" officeooo:paragraph-rsid="00206fae" style:font-size-asian="11.3500003814697pt" style:font-weight-asian="bold" style:font-size-complex="13pt" style:font-weight-complex="bold"/>
    </style:style>
    <style:style style:name="P39" style:family="paragraph" style:parent-style-name="Standard" style:list-style-name="L1">
      <style:text-properties fo:font-size="13pt" fo:font-weight="bold" officeooo:rsid="0029aa75" officeooo:paragraph-rsid="0029aa75" style:font-size-asian="11.3500003814697pt" style:font-weight-asian="bold" style:font-size-complex="13pt" style:font-weight-complex="bold"/>
    </style:style>
    <style:style style:name="P40" style:family="paragraph" style:parent-style-name="Standard" style:list-style-name="L1">
      <style:text-properties fo:font-size="13pt" fo:font-weight="bold" officeooo:rsid="00220f89" officeooo:paragraph-rsid="00220f89" style:font-size-asian="13pt" style:font-weight-asian="bold" style:font-size-complex="13pt" style:font-weight-complex="bold"/>
    </style:style>
    <style:style style:name="P41" style:family="paragraph" style:parent-style-name="Standard" style:list-style-name="L1">
      <style:text-properties fo:font-size="13pt" fo:font-weight="bold" officeooo:rsid="001eaca7" officeooo:paragraph-rsid="001eaca7" style:font-size-asian="13pt" style:font-weight-asian="bold" style:font-size-complex="13pt" style:font-weight-complex="bold"/>
    </style:style>
    <style:style style:name="P42" style:family="paragraph" style:parent-style-name="Standard">
      <style:text-properties fo:color="#006600" fo:font-size="12pt" fo:font-style="italic" fo:font-weight="bold" officeooo:rsid="0026d67c" officeooo:paragraph-rsid="0026d67c" style:font-size-asian="10.5pt" style:font-style-asian="italic" style:font-weight-asian="bold" style:font-size-complex="12pt" style:font-style-complex="italic" style:font-weight-complex="bold"/>
    </style:style>
    <style:style style:name="P43" style:family="paragraph" style:parent-style-name="Standard" style:list-style-name="L1">
      <style:text-properties fo:font-size="15pt" fo:font-weight="bold" officeooo:rsid="001edfda" officeooo:paragraph-rsid="001edfda" style:font-size-asian="15pt" style:font-weight-asian="bold" style:font-size-complex="15pt" style:font-weight-complex="bold"/>
    </style:style>
    <style:style style:name="P44" style:family="paragraph" style:parent-style-name="Standard" style:list-style-name="L1">
      <style:text-properties fo:font-size="15pt" officeooo:paragraph-rsid="001cf061" style:font-size-asian="15pt" style:font-size-complex="15pt"/>
    </style:style>
    <style:style style:name="P45" style:family="paragraph" style:parent-style-name="Standard" style:list-style-name="L1">
      <style:text-properties officeooo:rsid="0029aa75" officeooo:paragraph-rsid="0029aa75"/>
    </style:style>
    <style:style style:name="P46" style:family="paragraph" style:parent-style-name="Heading_20_1">
      <style:paragraph-properties fo:text-align="center" style:justify-single-word="false"/>
      <style:text-properties officeooo:rsid="001cf061" officeooo:paragraph-rsid="001cf06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f06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3184b" style:font-weight-asian="normal" style:font-weight-complex="normal"/>
    </style:style>
    <style:style style:name="T5" style:family="text">
      <style:text-properties fo:font-weight="normal" officeooo:rsid="0023a0ae" style:font-weight-asian="normal" style:font-weight-complex="normal"/>
    </style:style>
    <style:style style:name="T6" style:family="text">
      <style:text-properties fo:font-weight="normal" officeooo:rsid="0024997d" style:font-weight-asian="normal" style:font-weight-complex="normal"/>
    </style:style>
    <style:style style:name="T7" style:family="text">
      <style:text-properties fo:font-weight="normal" officeooo:rsid="0024e7d0" style:font-weight-asian="normal" style:font-weight-complex="normal"/>
    </style:style>
    <style:style style:name="T8" style:family="text">
      <style:text-properties fo:font-weight="normal" officeooo:rsid="0026d67c" style:font-weight-asian="normal" style:font-weight-complex="normal"/>
    </style:style>
    <style:style style:name="T9" style:family="text">
      <style:text-properties fo:font-weight="normal" officeooo:rsid="0027fafa" style:font-weight-asian="normal" style:font-weight-complex="normal"/>
    </style:style>
    <style:style style:name="T10" style:family="text">
      <style:text-properties officeooo:rsid="00220f89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3pt" officeooo:rsid="0024997d" style:font-size-asian="13pt" style:font-size-complex="13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normal" officeooo:rsid="0026d67c" style:font-size-asian="14pt" style:font-weight-asian="normal" style:font-size-complex="14pt" style:font-weight-complex="normal"/>
    </style:style>
    <style:style style:name="T16" style:family="text">
      <style:text-properties fo:color="#0000ff"/>
    </style:style>
    <style:style style:name="T17" style:family="text">
      <style:text-properties fo:color="#0000ff" fo:font-weight="normal" style:font-weight-asian="normal" style:font-weight-complex="normal"/>
    </style:style>
    <style:style style:name="T18" style:family="text">
      <style:text-properties fo:color="#ff0000" fo:language="en" fo:country="US" fo:font-weight="normal" style:font-weight-asian="normal" style:font-weight-complex="normal"/>
    </style:style>
    <style:style style:name="T19" style:family="text">
      <style:text-properties officeooo:rsid="0023a0ae"/>
    </style:style>
    <style:style style:name="T20" style:family="text">
      <style:text-properties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language="en" fo:country="US" fo:font-weight="normal" officeooo:rsid="0029aa75" style:font-size-asian="12pt" style:font-weight-asian="normal" style:font-size-complex="12pt" style:font-weight-complex="normal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weight="normal" style:font-weight-asian="normal" style:font-weight-complex="normal"/>
    </style:style>
    <style:style style:name="T26" style:family="text">
      <style:text-properties fo:language="en" fo:country="US" fo:font-weight="normal" officeooo:rsid="0029aa75" style:font-weight-asian="normal" style:font-weight-complex="normal"/>
    </style:style>
    <style:style style:name="T27" style:family="text">
      <style:text-properties fo:language="en" fo:country="US" officeooo:rsid="0027fafa"/>
    </style:style>
    <style:style style:name="T28" style:family="text">
      <style:text-properties fo:color="#000000" fo:language="en" fo:country="US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00" fo:language="en" fo:country="US" fo:font-style="normal" style:font-style-asian="normal" style:font-style-complex="normal"/>
    </style:style>
    <style:style style:name="T30" style:family="text">
      <style:text-properties fo:color="#000000" fo:font-size="13pt" fo:language="en" fo:country="US" fo:font-style="normal" fo:font-weight="bold" style:font-size-asian="11.3500003814697pt" style:font-style-asian="normal" style:font-weight-asian="bold" style:font-size-complex="13pt" style:font-style-complex="normal" style:font-weight-complex="bold"/>
    </style:style>
    <style:style style:name="T31" style:family="text">
      <style:text-properties fo:color="#000000" fo:font-size="13pt" fo:language="en" fo:country="US" fo:font-style="normal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32" style:family="text">
      <style:text-properties fo:color="#000000" fo:font-size="13pt" fo:language="en" fo:country="US" fo:font-style="normal" fo:font-weight="normal" officeooo:rsid="0029aa75" style:font-size-asian="11.3500003814697pt" style:font-style-asian="normal" style:font-weight-asian="normal" style:font-size-complex="13pt" style:font-style-complex="normal" style:font-weight-complex="normal"/>
    </style:style>
    <style:style style:name="T33" style:family="text">
      <style:text-properties fo:color="#000000" fo:font-size="13pt" fo:language="en" fo:country="US" fo:font-style="normal" fo:font-weight="normal" officeooo:rsid="0028bb78" style:font-size-asian="11.3500003814697pt" style:font-style-asian="normal" style:font-weight-asian="normal" style:font-size-complex="13pt" style:font-style-complex="normal" style:font-weight-complex="normal"/>
    </style:style>
    <style:style style:name="T34" style:family="text">
      <style:text-properties fo:color="#006600" fo:language="en" fo:country="US"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font-size="15pt" style:font-size-asian="15pt" style:font-size-complex="15pt"/>
    </style:style>
    <style:style style:name="T36" style:family="text">
      <style:text-properties officeooo:rsid="0027fafa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list xml:id="list3728892742074966527" text:style-name="L1">
        <text:list-item>
          <text:p text:style-name="P44"><text:span text:style-name="T2">Introduction</text:span></text:p>
          <text:list>
            <text:list-item>
              <text:p text:style-name="P2"><text:span text:style-name="T14">Purpose</text:span><text:span text:style-name="T1"> </text:span>– Describe functional specification of PerFin. To describe technologies used in the project. </text:p>
            </text:list-item>
            <text:list-item>
              <text:p text:style-name="P32"><text:span text:style-name="T1">Scope</text:span> <text:s/></text:p>
              <text:list>
                <text:list-item>
                  <text:p text:style-name="P2">Product name – Personal Finance or PerFin</text:p>
                </text:list-item>
                <text:list-item>
                  <text:p text:style-name="P2">Basic description - <text:s/>Manage the day to day accounting. Keep and present stats for various accounting categories and for various period.</text:p>
                </text:list-item>
                <text:list-item>
                  <text:p text:style-name="P12">Scope – for personal use</text:p>
                </text:list-item>
              </text:list>
            </text:list-item>
            <text:list-item>
              <text:p text:style-name="P33"><text:span text:style-name="T1">Definitions, Acronyms, Abbreviations</text:span> </text:p>
              <text:list>
                <text:list-item>
                  <text:p text:style-name="P41">Definitions</text:p>
                  <text:list>
                    <text:list-item>
                      <text:p text:style-name="P11">income statement/statement – incomes and expenses </text:p>
                    </text:list-item>
                    <text:list-item>
                      <text:p text:style-name="P11">daily income statement – incomes and expenses for given day</text:p>
                    </text:list-item>
                    <text:list-item>
                      <text:p text:style-name="P11">income statement period – a period of daily income statements with a start and end date. Usually a period duration is from salary to salary or roughly one month.</text:p>
                    </text:list-item>
                    <text:list-item>
                      <text:p text:style-name="P11">statement category – a distinct set of goods or services</text:p>
                    </text:list-item>
                    <text:list-item>
                      <text:p text:style-name="P11">subcategory – a subset of goods and services within given category</text:p>
                    </text:list-item>
                    <text:list-item>
                      <text:p text:style-name="P11">total – the total incomes/expenses for given category/subcategory </text:p>
                    </text:list-item>
                  </text:list>
                </text:list-item>
                <text:list-item>
                  <text:p text:style-name="P41">Acronyms</text:p>
                  <text:list>
                    <text:list-item>
                      <text:p text:style-name="P11"><text:span text:style-name="T1">PerFin</text:span> – Personal Finance <text:span text:style-name="T10">app</text:span></text:p>
                    </text:list-item>
                  </text:list>
                </text:list-item>
                <text:list-item>
                  <text:p text:style-name="P41">Abbreviations</text:p>
                  <text:list>
                    <text:list-item>
                      <text:p text:style-name="P9"><text:span text:style-name="T16">TBD </text:span>– to be defined… - shows that requirements are not defined or not clear enough?</text:p>
                    </text:list-item>
                  </text:list>
                </text:list-item>
              </text:list>
            </text:list-item>
            <text:list-item>
              <text:p text:style-name="P30">References</text:p>
            </text:list-item>
            <text:list-item>
              <text:p text:style-name="P4"><text:span text:style-name="T13">Overview </text:span>– <text:span text:style-name="T3">The rest of the document contains functional description of PerFin</text:span></text:p>
            </text:list-item>
          </text:list>
        </text:list-item>
      </text:list>
      <text:p text:style-name="P5"><text:span text:style-name="T3"/></text:p>
      <text:list xml:id="list234422423799722" text:continue-numbering="true" text:style-name="L1">
        <text:list-item>
          <text:p text:style-name="P43">General Description</text:p>
          <text:list>
            <text:list-item>
              <text:p text:style-name="P6"><text:span text:style-name="T13">Product perspective </text:span>– <text:span text:style-name="T3">the intention is to transform existing excel process into app with ability to sync between devices</text:span></text:p>
            </text:list-item>
          </text:list>
        </text:list-item>
      </text:list>
      <text:p text:style-name="P7"><text:span text:style-name="T3"/></text:p>
      <text:list xml:id="list234422467638319" text:continue-numbering="true" text:style-name="L1">
        <text:list-item>
          <text:p text:style-name="P6"><text:span text:style-name="T3"><text:s/></text:span><text:span text:style-name="T35">Specific Requirements</text:span></text:p>
          <text:list>
            <text:list-item>
              <text:p text:style-name="P28">User Interfaces</text:p>
              <text:list>
                <text:list-item>
                  <text:p text:style-name="P40">Common views</text:p>
                  <text:list>
                    <text:list-item>
                      <text:p text:style-name="P9"><text:span text:style-name="T11">Main menu</text:span><text:span text:style-name="T13">.</text:span> Consists of:</text:p>
                      <text:list>
                        <text:list-item>
                          <text:p text:style-name="P9">“Go Home” tab<text:span text:style-name="T3"> – A link that when clicked returns to the “Totals” of home view</text:span></text:p>
                        </text:list-item>
                        <text:list-item>
                          <text:p text:style-name="P9">“Find income statement period” - <text:span text:style-name="T3">a drop-down/search/whole view tab for searching statements periods. </text:span><text:span text:style-name="T17">TB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958254766046588450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"><text:span text:style-name="T3">Q: </text:span><text:span text:style-name="T4">Should this tab open new view or it is like input field?</text:span></text:p>
                          <text:p text:style-name="P14"><text:span text:style-name="T3">Q: What are searching criteria?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34422202726613" text:continue-list="list23442246763831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6">“<text:span text:style-name="T36">Select as start date</text:span>”<text:span text:style-name="T3"> - </text:span><text:span text:style-name="T9">button</text:span></text:p>
                        </text:list-item>
                        <text:list-item>
                          <text:p text:style-name="P17"><text:soft-page-break/>“End period” - <text:span text:style-name="T3">button</text:span></text:p>
                        </text:list-item>
                      </text:list>
                    </text:list-item>
                    <text:list-item>
                      <text:p text:style-name="P18"><text:span text:style-name="T11">Statement period menu</text:span> – <text:span text:style-name="T21">Tab-based horizontal. Default tab is “Totals” - this is the “Home View”.</text:span> <text:span text:style-name="T20">Consists of Category tabs. Each tab opens category view.</text:span></text:p>
                    </text:list-item>
                    <text:list-item>
                      <text:p text:style-name="P18"><text:span text:style-name="T11">Category menu</text:span> – <text:span text:style-name="T21">Tab-based with “category totals” tab as default. Subcategories <text:tab/>in given category are in tabs.</text:span></text:p>
                    </text:list-item>
                  </text:list>
                </text:list-item>
                <text:list-item>
                  <text:p text:style-name="P38">Views</text:p>
                  <text:list>
                    <text:list-item>
                      <text:p text:style-name="P8"><text:span text:style-name="T11">Login View </text:span>– n/a</text:p>
                    </text:list-item>
                    <text:list-item>
                      <text:p text:style-name="P8"><text:span text:style-name="T11">Home View </text:span>– <text:span text:style-name="T3">Shows the “Totals” view in the current income statement period</text:span></text:p>
                      <text:list>
                        <text:list-item>
                          <text:p text:style-name="P10"><text:span text:style-name="T3">Has tabular </text:span><text:span text:style-name="T7">horizontal</text:span><text:span text:style-name="T3"> menu of the categories for the current statement period</text:span>. <text:span text:style-name="T5">When category is clicked a “</text:span><text:span text:style-name="T19">Category totals</text:span><text:span text:style-name="T5">” view displays.</text:span></text:p>
                        </text:list-item>
                        <text:list-item>
                          <text:p text:style-name="P25"><text:span text:style-name="T6">Displays two subsections separated by vertical line and read-only total field, separated from sections with horizontal li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808928011283052515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<text:span text:style-name="T6">Income section</text:span><text:span text:style-name="T5"> – </text:span><text:span text:style-name="T6">has the following</text:span><text:span text:style-name="T5"> </text:span><text:span text:style-name="T6">editable input fields:</text:span></text:p>
                          <text:list>
                            <text:list-item>
                              <text:p text:style-name="P15"><text:span text:style-name="T3">Salary</text:span></text:p>
                            </text:list-item>
                            <text:list-item>
                              <text:p text:style-name="P15"><text:span text:style-name="T3">Other income</text:span></text:p>
                            </text:list-item>
                          </text:list>
                        </text:list-item>
                        <text:list-item>
                          <text:p text:style-name="P15"><text:span text:style-name="T3">Expenses section – Is single read-only fiel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34421406835515" text:continue-list="list234422202726613" text:style-name="L1">
        <text:list-item>
          <text:list>
            <text:list-item>
              <text:list>
                <text:list-item>
                  <text:list>
                    <text:list-item>
                      <text:p text:style-name="P27"><text:span text:style-name="T12">C</text:span><text:span text:style-name="T11">ategory View</text:span> – <text:span text:style-name="T3">shows “category totals” - </text:span></text:p>
                      <text:list>
                        <text:list-item>
                          <text:p text:style-name="P34"><text:span text:style-name="T8">A table, consisting of the following columns:</text:span></text:p>
                          <text:list>
                            <text:list-item>
                              <text:p text:style-name="P34"><text:span text:style-name="T8"><text:s/>date</text:span></text:p>
                            </text:list-item>
                            <text:list-item>
                              <text:p text:style-name="P35"><text:span text:style-name="T3">expenditu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3"><text:tab/><text:tab/></text:span><text:span text:style-name="T18">Q: How should be “add/edit” buttons displayed?</text:span></text:p>
      <text:list xml:id="list23442209290005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5"><text:span text:style-name="T3">A tabular horizontal menu with the subcategories</text:span></text:p>
                        </text:list-item>
                      </text:list>
                    </text:list-item>
                    <text:list-item>
                      <text:p text:style-name="P31"><text:span text:style-name="T11">Subcategory view</text:span> –<text:span text:style-name="T3"> </text:span><text:span text:style-name="T25">show subcategory statements</text:span></text:p>
                      <text:list>
                        <text:list-item>
                          <text:p text:style-name="P37"><text:span text:style-name="T25">A table consisting of:</text:span></text:p>
                          <text:list>
                            <text:list-item>
                              <text:p text:style-name="P37"><text:span text:style-name="T25">date</text:span></text:p>
                            </text:list-item>
                            <text:list-item>
                              <text:p text:style-name="P37"><text:span text:style-name="T25">expenditu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7"><text:span text:style-name="T25"><text:s/></text:span><text:span text:style-name="T34">Note: Different categories/subcategories tables might be in different colors</text:span></text:p>
            </text:list-item>
          </text:list>
        </text:list-item>
      </text:list>
      <text:p text:style-name="P42"/>
      <text:list xml:id="list234421839822617" text:continue-numbering="true" text:style-name="L1">
        <text:list-item>
          <text:list>
            <text:list-item>
              <text:p text:style-name="P19"><text:span text:style-name="T24">Functional requirements</text:span></text:p>
              <text:list>
                <text:list-item>
                  <text:p text:style-name="P20"><text:span text:style-name="T24">Creating new income statement period</text:span></text:p>
                  <text:list>
                    <text:list-item>
                      <text:p text:style-name="P20"><text:span text:style-name="T24">Introduction – </text:span><text:span text:style-name="T25">c</text:span><text:span text:style-name="T22">reating new period consists of selecting start Date or ending current period </text:span><text:span text:style-name="T23">or first time creation</text:span></text:p>
                    </text:list-item>
                    <text:list-item>
                      <text:p text:style-name="P23"><text:span text:style-name="T24">Spec - </text:span></text:p>
                      <text:list>
                        <text:list-item>
                          <text:list>
                            <text:list-item>
                              <text:p text:style-name="P20"><text:span text:style-name="T25">Selecting start date:</text:span></text:p>
                              <text:list>
                                <text:list-item>
                                  <text:p text:style-name="P24"><text:span text:style-name="T24">Open category/subcategory view </text:span></text:p>
                                </text:list-item>
                                <text:list-item>
                                  <text:p text:style-name="P21"><text:span text:style-name="T25">Click on specific date→ button “</text:span><text:span text:style-name="T27">Select as start date</text:span><text:span text:style-name="T25">” becomes clickable</text:span><text:span text:style-name="T24"> </text:span><text:span text:style-name="T26">if:</text:span></text:p>
                                  <text:list>
                                    <text:list-item>
                                      <text:p text:style-name="P3"><text:span text:style-name="T32">date is from current period</text:span></text:p>
                                    </text:list-item>
                                    <text:list-item>
                                      <text:p text:style-name="P3"><text:span text:style-name="T32">date is not start date</text:span><text:span text:style-name="T33"> 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45"><text:span text:style-name="T33">C</text:span><text:span text:style-name="T31">lick on “</text:span><text:span text:style-name="T30">Select as Start date</text:span><text:span text:style-name="T31">” confirmation dialog appears</text:span></text:p>
                                </text:list-item>
                                <text:list-item>
                                  <text:p text:style-name="P20"><text:span text:style-name="T25">Previous date becomes previous period end date</text:span></text:p>
                                </text:list-item>
                                <text:list-item>
                                  <text:p text:style-name="P22"><text:span text:style-name="T25">New period “Totals” view is displyed</text:span></text:p>
                                </text:list-item>
                              </text:list>
                            </text:list-item>
                            <text:list-item>
                              <text:p text:style-name="P22"><text:soft-page-break/><text:span text:style-name="T25">Ending current period</text:span></text:p>
                              <text:list>
                                <text:list-item>
                                  <text:p text:style-name="P22"><text:span text:style-name="T25">Click “</text:span><text:span text:style-name="T24">End Current period</text:span><text:span text:style-name="T25">” directly → current date(today) becomes end date of current period and tomorrow becomes start date of new period</text:span></text:p>
                                </text:list-item>
                                <text:list-item>
                                  <text:p text:style-name="P22"><text:span text:style-name="T25">Through category view</text:span></text:p>
                                  <text:list>
                                    <text:list-item>
                                      <text:p text:style-name="P22"><text:span text:style-name="T25">Open category/subcategory</text:span></text:p>
                                    </text:list-item>
                                    <text:list-item>
                                      <text:p text:style-name="P22"><text:span text:style-name="T25">click on date to select it → <text:s/>“</text:span><text:span text:style-name="T24">End Current period</text:span><text:span text:style-name="T25">” becomes clickable if selected date is from current period</text:span></text:p>
                                    </text:list-item>
                                    <text:list-item>
                                      <text:p text:style-name="P39"><text:span text:style-name="T28">click “</text:span><text:span text:style-name="T29">End current period</text:span><text:span text:style-name="T28">” <text:s/>→ confirmation appears. When confirmed selected date becomes end date of previous period and next date becomes start date of next period. All existing dates after start date are transferred</text:span><text:span text:style-name="T15"><text:tab/><text:tab/> <text:tab/>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><text:span text:style-name="T18"/></text:p>
      <text:p text:style-name="P29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  <style:text-properties officeooo:rsid="001cf061" officeooo:paragraph-rsid="001cf06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Personal Finance SRS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00:21:18.314000000</meta:creation-date>
    <dc:date>2016-03-24T23:44:21.118000000</dc:date>
    <meta:editing-duration>P1DT22H21M17S</meta:editing-duration>
    <meta:editing-cycles>11</meta:editing-cycles>
    <meta:generator>LibreOffice/5.0.4.2$Windows_x86 LibreOffice_project/2b9802c1994aa0b7dc6079e128979269cf95bc78</meta:generator>
    <meta:document-statistic meta:table-count="0" meta:image-count="0" meta:object-count="0" meta:page-count="3" meta:paragraph-count="73" meta:word-count="630" meta:character-count="3849" meta:non-whitespace-character-count="3316"/>
  </office:meta>
</office:document-meta>
</file>